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10acb1" officeooo:paragraph-rsid="0010acb1"/>
    </style:style>
    <style:style style:name="P2" style:family="paragraph" style:parent-style-name="Standard">
      <style:paragraph-properties fo:line-height="200%" fo:text-align="center" style:justify-single-word="false" fo:text-indent="0.5in" style:auto-text-indent="true"/>
      <style:text-properties fo:font-weight="bold" officeooo:rsid="0010acb1" officeooo:paragraph-rsid="0010acb1"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font-weight="normal" officeooo:rsid="0010acb1" officeooo:paragraph-rsid="0010acb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imothy 1:3-4</text:p>
      <text:p text:style-name="P2">3. When I left for Macedonia, I urged you to stay there in Ephesus and stop those whose teaching is contrary to the truth. 4. Don’t let them waste their time in endless discussion of myths and spiritual pedigrees. These things only lead to meaningless speculations, which don’t help people live a life of faith in God.</text:p>
      <text:p text:style-name="P3">There are times in our Christian walk where people will debate you over the Word of God. They will bring up random obscure scriptures, and often put those out of context to prove their point. There are others who will bring up and want to argue about books that are not apart of cannon in scripture, and will try and disprove something that Christ clearly taught. While they think they are proving their point, they are in reality proving themselves fools as the scriptures would tell us.</text:p>
      <text:p text:style-name="P3">While for the Christian the books that are not considered cannon are good reading in their context and you can have good discussions about them, they are not to be take as doctrine. They are a waste if you try and do it that way. We are clearly taught here in Timothy that we are to stop those who are teaching false doctrines and gospels and to not have meaningless conversations about myths and genealogies. The genealogy discussion is more towards the Jews at the time because they would discuss at length about their family lineage making themselves to be more than they were.</text:p>
      <text:p text:style-name="P3">While debating between Christians is to be expected as we all have to agree on the basic foundations of Christianity. (The virgin birth, the sinless life, they death on the cross and the resurrection). There will be minor things that we will disagree upon and health discussions about these things are not necessarily a bad thing as long as they do not cause divisions. It is alright to discuss certain non-doctrinal things about Christianity and to disagree with someone else as long as you can still fellowship afterward.</text:p>
      <text:p text:style-name="P3">In closing, as Christians we have a duty and an obligation to spread the Gospel of Christ. We all agree on the basics of Christianity listed above, if not then you are not a Christian. Remember this <text:soft-page-break/>week to keep all of us in your prayers as we all need it constantly, and keep in your bibles so when false teaching does arise you can be quick to spot it and stop it.</text:p>
      <text:p text:style-name="P3">CMTTP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08-09T19:36:21.661577486</meta:creation-date>
    <dc:date>2025-08-09T19:48:46.617107051</dc:date>
    <dc:creator>Christopher Lorenzo</dc:creator>
    <meta:editing-duration>PT38S</meta:editing-duration>
    <meta:editing-cycles>1</meta:editing-cycles>
    <meta:document-statistic meta:table-count="0" meta:image-count="0" meta:object-count="0" meta:page-count="2" meta:paragraph-count="7" meta:word-count="413" meta:character-count="2296" meta:non-whitespace-character-count="1889"/>
    <meta:generator>LibreOffice/25.2.3.1$Linux_X86_64 LibreOffice_project/520$Build-1</meta:generator>
  </office:meta>
</office:document-meta>
</file>